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Unifont1" svg:font-family="Unifont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officeooo:rsid="001e1c4d" officeooo:paragraph-rsid="001e1c4d"/>
    </style:style>
    <style:style style:name="T1" style:family="text">
      <style:text-properties officeooo:rsid="001f07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la parte de electronica hemos tenido que diseñar una serie de circuitos par a llevar acabo todas las funciones que queriamos implementar en nuestro proyecto.Para controlar todos los sensores hemos utilizado una placa arduino dueminalove.</text:p>
      <text:p text:style-name="P1">La granja consta de un sensor de llama para advertir al granjero de un incendio en su explotacion.</text:p>
      <text:p text:style-name="P1">A su vez hemos dispuesto un sensor de peso que se situa en el comedero permitiendo asi <text:span text:style-name="T1">seleccionar</text:span> al granjero la cantidad de alimento que desea suministrar a sus animales, <text:span text:style-name="T1">seleccionada a traves de un dispositivo movil. Debido al accionamiento de un motor conectado a un rele se vierte el pienso en el comedero.</text:span></text:p>
      <text:p text:style-name="P1">Además disponemos de dos ultrasonidos para controlar los niveles tanto de purines como de agua,un sensor de temperatura y otro de luz que controla la intensidad de unos leds.</text:p>
      <text:p text:style-name="P1">Tambien contamos con un sensor de presenci<text:span text:style-name="T1">a para informar al ganadero de que alguien ha entrado en su propiedad o que algun animal ha sal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Unifont1" svg:font-family="Unifont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font-name-asian="Unifon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Unifont1" style:font-family-asian="Unifont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4T14:16:19.954036906</dc:date>
    <meta:editing-duration>PT21M5S</meta:editing-duration>
    <meta:editing-cycles>2</meta:editing-cycles>
    <meta:generator>LibreOffice/5.4.3.2$Linux_X86_64 LibreOffice_project/40m0$Build-2</meta:generator>
    <meta:document-statistic meta:table-count="0" meta:image-count="0" meta:object-count="0" meta:page-count="1" meta:paragraph-count="5" meta:word-count="162" meta:character-count="966" meta:non-whitespace-character-count="809"/>
  </office:meta>
</office:document-meta>
</file>